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0.648cm" fo:min-width="0.398cm" fo:wrap-option="wrap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02cm" fo:min-width="1.024cm"/>
      <style:paragraph-properties style:writing-mode="lr-tb"/>
    </style:style>
    <style:style style:name="gr3" style:family="graphic" style:parent-style-name="objectwithoutfill">
      <style:graphic-properties svg:stroke-color="#ffbf00"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85cm" fo:min-width="2.04cm"/>
      <style:paragraph-properties style:writing-mode="lr-tb"/>
    </style:style>
    <style:style style:name="gr5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9.275cm" fo:min-width="24.265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  <style:paragraph-properties style:writing-mode="lr-tb"/>
    </style:style>
    <style:style style:name="gr10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4cm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svg:stroke-color="#00a933" draw:marker-end="Arrowheads_20_7" draw:marker-end-width="0.3cm" draw:fill="none" draw:textarea-vertical-align="middle"/>
    </style:style>
    <style:style style:name="gr16" style:family="graphic" style:parent-style-name="objectwithoutfill">
      <style:graphic-properties svg:stroke-color="#00a933"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end="Arrowheads_20_21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Arrowheads_20_12" draw:marker-end-width="0.3cm" draw:fill="none" draw:textarea-vertical-align="middle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</style:style>
    <style:style style:name="gr23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objectwithoutfill">
      <style:graphic-properties svg:stroke-color="#ff0000" draw:marker-end="Arrowheads_20_22" draw:marker-end-width="0.3cm" draw:fill="none" draw:textarea-vertical-align="middle"/>
    </style:style>
    <style:style style:name="gr26" style:family="graphic" style:parent-style-name="objectwithoutfill">
      <style:graphic-properties draw:marker-end="Arrowheads_20_18" draw:marker-end-width="0.3cm" draw:fill="none" draw:textarea-vertical-align="middle"/>
    </style:style>
    <style:style style:name="gr27" style:family="graphic" style:parent-style-name="standard">
      <style:graphic-properties draw:fill-color="#00a933" draw:textarea-horizontal-align="justify" draw:textarea-vertical-align="middle" draw:auto-grow-height="false" fo:min-height="0.648cm" fo:min-width="0.398cm" fo:wrap-option="wrap"/>
      <style:paragraph-properties style:writing-mode="lr-tb"/>
    </style:style>
    <style:style style:name="gr28" style:family="graphic" style:parent-style-name="objectwithoutfill">
      <style:graphic-properties svg:stroke-color="#00a933" draw:marker-end="Arrowheads_20_19" draw:marker-end-width="0.3cm" draw:fill="none" draw:textarea-vertical-align="middle"/>
    </style:style>
    <style:style style:name="gr29" style:family="graphic" style:parent-style-name="objectwithoutfill">
      <style:graphic-properties svg:stroke-color="#00a933" draw:marker-end="Arrowheads_20_2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loext:graphic-properties draw:fill-color="#2a6099"/>
      <style:paragraph-properties fo:text-align="center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7" style:family="paragraph">
      <loext:graphic-properties draw:fill-color="#ff000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fo:font-size="18pt"/>
    </style:style>
    <style:style style:name="P10" style:family="paragraph">
      <loext:graphic-properties draw:fill-color="#2a6099"/>
      <style:paragraph-properties fo:text-align="center" style:writing-mode="lr-tb"/>
      <style:text-properties fo:color="#ffffff" loext:opacity="100%" fo:font-size="18pt"/>
    </style:style>
    <style:style style:name="P11" style:family="paragraph">
      <loext:graphic-properties draw:fill-color="#00a933"/>
      <style:paragraph-properties fo:text-align="center" style:writing-mode="lr-tb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color="#ffff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.524cm" svg:height="1.27cm" svg:x="9.76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525cm" svg:y1="2.27cm" svg:x2="10.525cm" svg:y2="3.54cm" draw:start-shape="id1" draw:start-glue-point="2" draw:end-shape="id2" draw:end-glue-point="4" svg:d="M10525 2270v1270" svg:viewBox="0 0 1 1271">
          <text:p/>
        </draw:connector>
        <draw:custom-shape draw:style-name="gr4" draw:text-style-name="P7" xml:id="id3" draw:id="id3" draw:layer="layout" svg:width="2.54cm" svg:height="0.635cm" svg:x="9.25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525cm" svg:y1="6.08cm" svg:x2="10.525cm" svg:y2="4.81cm" draw:start-shape="id3" draw:start-glue-point="0" draw:end-shape="id2" draw:end-glue-point="8" svg:d="M10525 6080v-1270" svg:viewBox="0 0 1 1271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524cm" svg:height="1.27cm" svg:x="9.76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525cm" svg:y1="2.27cm" svg:x2="10.525cm" svg:y2="3.54cm" draw:start-shape="id4" draw:start-glue-point="2" draw:end-shape="id5" draw:end-glue-point="4" svg:d="M10525 2270v1270" svg:viewBox="0 0 1 1271">
          <text:p/>
        </draw:connector>
        <draw:custom-shape draw:style-name="gr4" draw:text-style-name="P7" xml:id="id6" draw:id="id6" draw:layer="layout" svg:width="2.54cm" svg:height="0.635cm" svg:x="9.25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525cm" svg:y1="6.08cm" svg:x2="10.525cm" svg:y2="4.81cm" draw:start-shape="id6" draw:start-glue-point="0" draw:end-shape="id5" draw:end-glue-point="8" svg:d="M10525 6080v-1270" svg:viewBox="0 0 1 1271">
          <text:p/>
        </draw:connector>
        <draw:line draw:style-name="gr7" draw:text-style-name="P5" draw:layer="layout" svg:x1="3.286cm" svg:y1="6.207cm" svg:x2="3.159cm" svg:y2="4.81cm">
          <text:p/>
        </draw:line>
        <draw:frame draw:style-name="gr8" draw:text-style-name="P8" draw:layer="layout" svg:width="2.686cm" svg:height="0.962cm" svg:x="2.197cm" svg:y="6.007cm">
          <draw:text-box>
            <text:p>Commit</text:p>
          </draw:text-box>
        </draw:frame>
        <draw:frame draw:style-name="gr9" draw:text-style-name="P8" draw:layer="layout" svg:width="17.647cm" svg:height="0.962cm" svg:x="3.126cm" svg:y="7.096cm">
          <draw:text-box>
            <text:p>eindeutiger Commit hash (normalerweise mehr als eine Zahl)</text:p>
          </draw:text-box>
        </draw:frame>
        <draw:line draw:style-name="gr10" draw:text-style-name="P5" draw:layer="layout" svg:x1="6.715cm" svg:y1="7.223cm" svg:x2="6.715cm" svg:y2="4.429cm">
          <text:p/>
        </draw:line>
        <draw:frame draw:style-name="gr11" draw:text-style-name="P8" draw:layer="layout" svg:width="7.504cm" svg:height="0.962cm" svg:x="13.954cm" svg:y="1.635cm">
          <draw:text-box>
            <text:p>Label wo wir gerade sind</text:p>
          </draw:text-box>
        </draw:frame>
        <draw:line draw:style-name="gr12" draw:text-style-name="P5" draw:layer="layout" svg:x1="14.081cm" svg:y1="2.143cm" svg:x2="11.414cm" svg:y2="1.762cm">
          <text:p/>
        </draw:line>
        <draw:frame draw:style-name="gr13" draw:text-style-name="P8" draw:layer="layout" svg:width="4.655cm" svg:height="0.962cm" svg:x="13.7cm" svg:y="5.88cm">
          <draw:text-box>
            <text:p>(Branch) Label</text:p>
          </draw:text-box>
        </draw:frame>
        <draw:line draw:style-name="gr14" draw:text-style-name="P5" draw:layer="layout" svg:x1="13.827cm" svg:y1="6.334cm" svg:x2="11.922cm" svg:y2="6.334cm">
          <text:p/>
        </draw:line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0" xml:id="id10" draw:id="id10" draw:layer="layout" svg:width="1.27cm" svg:height="1.27cm" svg:x="2.27cm" svg:y="3.54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11" draw:id="id11" draw:layer="layout" svg:width="1.27cm" svg:height="1.27cm" svg:x="6.071cm" svg:y="3.54cm">
          <text:p text:style-name="P9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8" draw:id="id8" draw:layer="layout" svg:width="1.27cm" svg:height="1.27cm" svg:x="9.89cm" svg:y="3.54cm">
          <text:p text:style-name="P9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1.524cm" svg:height="1.27cm" svg:x="9.76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525cm" svg:y1="2.27cm" svg:x2="10.525cm" svg:y2="3.54cm" draw:start-shape="id7" draw:start-glue-point="2" draw:end-shape="id8" draw:end-glue-point="4" svg:d="M10525 2270v1270" svg:viewBox="0 0 1 1271">
          <text:p/>
        </draw:connector>
        <draw:custom-shape draw:style-name="gr4" draw:text-style-name="P7" xml:id="id9" draw:id="id9" draw:layer="layout" svg:width="2.54cm" svg:height="0.635cm" svg:x="9.25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525cm" svg:y1="6.08cm" svg:x2="10.525cm" svg:y2="4.81cm" draw:start-shape="id9" draw:start-glue-point="0" draw:end-shape="id8" draw:end-glue-point="8" svg:d="M10525 6080v-1270" svg:viewBox="0 0 1 1271">
          <text:p/>
        </draw:connector>
        <draw:connector draw:style-name="gr15" draw:text-style-name="P5" draw:layer="layout" draw:type="line" svg:x1="3.54cm" svg:y1="4.175cm" svg:x2="6.071cm" svg:y2="4.175cm" draw:start-shape="id10" draw:start-glue-point="10" draw:end-shape="id11" draw:end-glue-point="6" svg:d="M3540 4175h2531" svg:viewBox="0 0 2532 1">
          <text:p/>
        </draw:connector>
        <draw:connector draw:style-name="gr16" draw:text-style-name="P5" draw:layer="layout" draw:type="line" svg:x1="7.341cm" svg:y1="4.175cm" svg:x2="9.89cm" svg:y2="4.175cm" draw:start-shape="id11" draw:start-glue-point="10" draw:end-shape="id8" draw:end-glue-point="6" svg:d="M7341 4175h2549" svg:viewBox="0 0 2550 1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xml:id="id16" draw:id="id16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1.524cm" svg:height="1.27cm" svg:x="9.76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525cm" svg:y1="2.27cm" svg:x2="10.525cm" svg:y2="3.54cm" draw:start-shape="id12" draw:start-glue-point="2" draw:end-shape="id13" draw:end-glue-point="4" svg:d="M10525 2270v1270" svg:viewBox="0 0 1 1271">
          <text:p/>
        </draw:connector>
        <draw:custom-shape draw:style-name="gr4" draw:text-style-name="P7" xml:id="id14" draw:id="id14" draw:layer="layout" svg:width="2.54cm" svg:height="0.635cm" svg:x="9.25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525cm" svg:y1="6.08cm" svg:x2="10.525cm" svg:y2="4.81cm" draw:start-shape="id14" draw:start-glue-point="0" draw:end-shape="id13" draw:end-glue-point="8" svg:d="M10525 6080v-1270" svg:viewBox="0 0 1 1271">
          <text:p/>
        </draw:connector>
        <draw:connector draw:style-name="gr17" draw:text-style-name="P5" draw:layer="layout" draw:type="line" svg:x1="9.89cm" svg:y1="4.175cm" svg:x2="7.341cm" svg:y2="4.175cm" draw:start-shape="id13" draw:start-glue-point="6" draw:end-shape="id15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15" draw:start-glue-point="6" draw:end-shape="id16" draw:end-glue-point="10" svg:d="M6071 4175h-2531" svg:viewBox="0 0 2532 1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xml:id="id22" draw:id="id22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7" draw:id="id17" draw:layer="layout" svg:width="1.524cm" svg:height="1.27cm" svg:x="13.57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4.335cm" svg:y1="2.27cm" svg:x2="14.326cm" svg:y2="3.541cm" draw:start-shape="id17" draw:start-glue-point="2" draw:end-shape="id18" draw:end-glue-point="4" svg:d="M14335 2270l-9 1271" svg:viewBox="0 0 10 1272">
          <text:p/>
        </draw:connector>
        <draw:custom-shape draw:style-name="gr4" draw:text-style-name="P7" xml:id="id19" draw:id="id19" draw:layer="layout" svg:width="2.54cm" svg:height="0.635cm" svg:x="13.06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.335cm" svg:y1="6.08cm" svg:x2="14.326cm" svg:y2="4.811cm" draw:start-shape="id19" draw:start-glue-point="0" draw:end-shape="id18" draw:end-glue-point="8" svg:d="M14335 6080l-9-1269" svg:viewBox="0 0 10 1270">
          <text:p/>
        </draw:connector>
        <draw:connector draw:style-name="gr17" draw:text-style-name="P5" draw:layer="layout" draw:type="line" svg:x1="9.89cm" svg:y1="4.175cm" svg:x2="7.341cm" svg:y2="4.175cm" draw:start-shape="id20" draw:start-glue-point="6" draw:end-shape="id21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21" draw:start-glue-point="6" draw:end-shape="id22" draw:end-glue-point="10" svg:d="M6071 4175h-2531" svg:viewBox="0 0 2532 1">
          <text:p/>
        </draw:connector>
        <draw:custom-shape draw:style-name="gr1" draw:text-style-name="P2" xml:id="id18" draw:id="id18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18" draw:start-glue-point="6" draw:end-shape="id20" draw:end-glue-point="10" svg:d="M13691 4176l-2531-1" svg:viewBox="0 0 2532 2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2" xml:id="id28" draw:id="id28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3" draw:id="id23" draw:layer="layout" svg:width="1.524cm" svg:height="1.27cm" svg:x="13.57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4.335cm" svg:y1="2.27cm" svg:x2="14.326cm" svg:y2="3.541cm" draw:start-shape="id23" draw:start-glue-point="2" draw:end-shape="id24" draw:end-glue-point="4" svg:d="M14335 2270l-9 1271" svg:viewBox="0 0 10 1272">
          <text:p/>
        </draw:connector>
        <draw:custom-shape draw:style-name="gr4" draw:text-style-name="P7" xml:id="id25" draw:id="id25" draw:layer="layout" svg:width="2.54cm" svg:height="0.635cm" svg:x="11.16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43cm" svg:y1="6.08cm" svg:x2="14.326cm" svg:y2="4.811cm" draw:start-shape="id25" draw:start-glue-point="0" draw:end-shape="id24" draw:end-glue-point="8" svg:d="M12430 6080l1896-1269" svg:viewBox="0 0 1897 1270">
          <text:p/>
        </draw:connector>
        <draw:connector draw:style-name="gr17" draw:text-style-name="P5" draw:layer="layout" draw:type="line" svg:x1="9.89cm" svg:y1="4.175cm" svg:x2="7.341cm" svg:y2="4.175cm" draw:start-shape="id26" draw:start-glue-point="6" draw:end-shape="id27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27" draw:start-glue-point="6" draw:end-shape="id28" draw:end-glue-point="10" svg:d="M6071 4175h-2531" svg:viewBox="0 0 2532 1">
          <text:p/>
        </draw:connector>
        <draw:custom-shape draw:style-name="gr1" draw:text-style-name="P2" xml:id="id24" draw:id="id24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24" draw:start-glue-point="6" draw:end-shape="id26" draw:end-glue-point="10" svg:d="M13691 4176l-2531-1" svg:viewBox="0 0 2532 2">
          <text:p/>
        </draw:connector>
        <draw:custom-shape draw:style-name="gr4" draw:text-style-name="P7" xml:id="id29" draw:id="id29" draw:layer="layout" svg:width="2.54cm" svg:height="0.635cm" svg:x="14.97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16.24cm" svg:y1="6.08cm" svg:x2="14.326cm" svg:y2="4.811cm" draw:start-shape="id29" draw:start-glue-point="0" draw:end-shape="id24" draw:end-glue-point="8" svg:d="M16240 6080l-1914-1269" svg:viewBox="0 0 1915 1270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xml:id="id36" draw:id="id36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0" draw:id="id30" draw:layer="layout" svg:width="1.524cm" svg:height="1.27cm" svg:x="17.38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145cm" svg:y1="2.27cm" svg:x2="18.145cm" svg:y2="3.542cm" draw:start-shape="id30" draw:start-glue-point="2" draw:end-shape="id31" draw:end-glue-point="4" svg:d="M18145 2270v1272" svg:viewBox="0 0 1 1273">
          <text:p/>
        </draw:connector>
        <draw:custom-shape draw:style-name="gr4" draw:text-style-name="P7" xml:id="id32" draw:id="id32" draw:layer="layout" svg:width="2.54cm" svg:height="0.635cm" svg:x="11.16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435cm" svg:y1="6.08cm" svg:x2="14.326cm" svg:y2="4.811cm" draw:start-shape="id32" draw:start-glue-point="0" draw:end-shape="id33" draw:end-glue-point="8" svg:d="M12435 6080l1891-1269" svg:viewBox="0 0 1892 1270">
          <text:p/>
        </draw:connector>
        <draw:connector draw:style-name="gr17" draw:text-style-name="P5" draw:layer="layout" draw:type="line" svg:x1="9.89cm" svg:y1="4.175cm" svg:x2="7.341cm" svg:y2="4.175cm" draw:start-shape="id34" draw:start-glue-point="6" draw:end-shape="id35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35" draw:start-glue-point="6" draw:end-shape="id36" draw:end-glue-point="10" svg:d="M6071 4175h-2531" svg:viewBox="0 0 2532 1">
          <text:p/>
        </draw:connector>
        <draw:custom-shape draw:style-name="gr1" draw:text-style-name="P2" xml:id="id33" draw:id="id33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33" draw:start-glue-point="6" draw:end-shape="id34" draw:end-glue-point="10" svg:d="M13691 4176l-2531-1" svg:viewBox="0 0 2532 2">
          <text:p/>
        </draw:connector>
        <draw:custom-shape draw:style-name="gr4" draw:text-style-name="P7" xml:id="id37" draw:id="id37" draw:layer="layout" svg:width="2.54cm" svg:height="0.635cm" svg:x="18.78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0.05cm" svg:y1="6.08cm" svg:x2="18.145cm" svg:y2="4.812cm" draw:start-shape="id37" draw:start-glue-point="0" draw:end-shape="id31" draw:end-glue-point="8" svg:d="M20050 6080l-1905-1268" svg:viewBox="0 0 1906 1269">
          <text:p/>
        </draw:connector>
        <draw:custom-shape draw:style-name="gr1" draw:text-style-name="P2" xml:id="id31" draw:id="id31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31" draw:start-glue-point="6" draw:end-shape="id33" draw:end-glue-point="10" svg:d="M17510 4177l-2549-1" svg:viewBox="0 0 2550 2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xml:id="id43" draw:id="id43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8" draw:id="id38" draw:layer="layout" svg:width="1.524cm" svg:height="1.27cm" svg:x="13.57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4.335cm" svg:y1="2.27cm" svg:x2="14.326cm" svg:y2="3.541cm" draw:start-shape="id38" draw:start-glue-point="2" draw:end-shape="id39" draw:end-glue-point="4" svg:d="M14335 2270l-9 1271" svg:viewBox="0 0 10 1272">
          <text:p/>
        </draw:connector>
        <draw:custom-shape draw:style-name="gr4" draw:text-style-name="P7" xml:id="id40" draw:id="id40" draw:layer="layout" svg:width="2.54cm" svg:height="0.635cm" svg:x="11.165cm" svg:y="6.0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435cm" svg:y1="6.08cm" svg:x2="14.326cm" svg:y2="4.811cm" draw:start-shape="id40" draw:start-glue-point="0" draw:end-shape="id39" draw:end-glue-point="8" svg:d="M12435 6080l1891-1269" svg:viewBox="0 0 1892 1270">
          <text:p/>
        </draw:connector>
        <draw:connector draw:style-name="gr17" draw:text-style-name="P5" draw:layer="layout" draw:type="line" svg:x1="9.89cm" svg:y1="4.175cm" svg:x2="7.341cm" svg:y2="4.175cm" draw:start-shape="id41" draw:start-glue-point="6" draw:end-shape="id42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42" draw:start-glue-point="6" draw:end-shape="id43" draw:end-glue-point="10" svg:d="M6071 4175h-2531" svg:viewBox="0 0 2532 1">
          <text:p/>
        </draw:connector>
        <draw:custom-shape draw:style-name="gr1" draw:text-style-name="P2" xml:id="id39" draw:id="id39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39" draw:start-glue-point="6" draw:end-shape="id41" draw:end-glue-point="10" svg:d="M13691 4176l-2531-1" svg:viewBox="0 0 2532 2">
          <text:p/>
        </draw:connector>
        <draw:custom-shape draw:style-name="gr4" draw:text-style-name="P7" xml:id="id44" draw:id="id44" draw:layer="layout" svg:width="2.54cm" svg:height="0.635cm" svg:x="18.78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0.05cm" svg:y1="6.08cm" svg:x2="18.145cm" svg:y2="4.812cm" draw:start-shape="id44" draw:start-glue-point="0" draw:end-shape="id45" draw:end-glue-point="8" svg:d="M20050 6080l-1905-1268" svg:viewBox="0 0 1906 1269">
          <text:p/>
        </draw:connector>
        <draw:custom-shape draw:style-name="gr1" draw:text-style-name="P2" xml:id="id45" draw:id="id45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45" draw:start-glue-point="6" draw:end-shape="id39" draw:end-glue-point="10" svg:d="M17510 4177l-2549-1" svg:viewBox="0 0 2550 2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2" xml:id="id51" draw:id="id51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6" draw:id="id46" draw:layer="layout" svg:width="1.524cm" svg:height="1.27cm" svg:x="17.38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145cm" svg:y1="2.27cm" svg:x2="18.145cm" svg:y2="3.542cm" draw:start-shape="id46" draw:start-glue-point="2" draw:end-shape="id47" draw:end-glue-point="4" svg:d="M18145 2270v1272" svg:viewBox="0 0 1 1273">
          <text:p/>
        </draw:connector>
        <draw:custom-shape draw:style-name="gr4" draw:text-style-name="P7" xml:id="id48" draw:id="id48" draw:layer="layout" svg:width="2.54cm" svg:height="0.635cm" svg:x="14.97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6.24cm" svg:y1="6.08cm" svg:x2="18.145cm" svg:y2="4.812cm" draw:start-shape="id48" draw:start-glue-point="0" draw:end-shape="id47" draw:end-glue-point="8" svg:d="M16240 6080l1905-1268" svg:viewBox="0 0 1906 1269">
          <text:p/>
        </draw:connector>
        <draw:connector draw:style-name="gr17" draw:text-style-name="P5" draw:layer="layout" draw:type="line" svg:x1="9.89cm" svg:y1="4.175cm" svg:x2="7.341cm" svg:y2="4.175cm" draw:start-shape="id49" draw:start-glue-point="6" draw:end-shape="id50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50" draw:start-glue-point="6" draw:end-shape="id51" draw:end-glue-point="10" svg:d="M6071 4175h-2531" svg:viewBox="0 0 2532 1">
          <text:p/>
        </draw:connector>
        <draw:custom-shape draw:style-name="gr1" draw:text-style-name="P2" xml:id="id52" draw:id="id52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52" draw:start-glue-point="6" draw:end-shape="id49" draw:end-glue-point="10" svg:d="M13691 4176l-2531-1" svg:viewBox="0 0 2532 2">
          <text:p/>
        </draw:connector>
        <draw:custom-shape draw:style-name="gr4" draw:text-style-name="P7" xml:id="id53" draw:id="id53" draw:layer="layout" svg:width="2.54cm" svg:height="0.635cm" svg:x="18.78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0.05cm" svg:y1="6.08cm" svg:x2="18.145cm" svg:y2="4.812cm" draw:start-shape="id53" draw:start-glue-point="0" draw:end-shape="id47" draw:end-glue-point="8" svg:d="M20050 6080l-1905-1268" svg:viewBox="0 0 1906 1269">
          <text:p/>
        </draw:connector>
        <draw:custom-shape draw:style-name="gr1" draw:text-style-name="P2" xml:id="id47" draw:id="id47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47" draw:start-glue-point="6" draw:end-shape="id52" draw:end-glue-point="10" svg:d="M17510 4177l-2549-1" svg:viewBox="0 0 2550 2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10" xml:id="id59" draw:id="id59" draw:layer="layout" svg:width="1.27cm" svg:height="1.27cm" svg:x="2.27cm" svg:y="3.54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58" draw:id="id58" draw:layer="layout" svg:width="1.27cm" svg:height="1.27cm" svg:x="6.071cm" svg:y="3.54cm">
          <text:p text:style-name="P9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57" draw:id="id57" draw:layer="layout" svg:width="1.27cm" svg:height="1.27cm" svg:x="9.89cm" svg:y="3.54cm">
          <text:p text:style-name="P9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4" draw:id="id54" draw:layer="layout" svg:width="1.524cm" svg:height="1.27cm" svg:x="17.38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145cm" svg:y1="2.27cm" svg:x2="18.145cm" svg:y2="3.542cm" draw:start-shape="id54" draw:start-glue-point="2" draw:end-shape="id55" draw:end-glue-point="4" svg:d="M18145 2270v1272" svg:viewBox="0 0 1 1273">
          <text:p/>
        </draw:connector>
        <draw:custom-shape draw:style-name="gr4" draw:text-style-name="P7" xml:id="id56" draw:id="id56" draw:layer="layout" svg:width="2.54cm" svg:height="0.635cm" svg:x="14.97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6.24cm" svg:y1="6.08cm" svg:x2="18.145cm" svg:y2="4.812cm" draw:start-shape="id56" draw:start-glue-point="0" draw:end-shape="id55" draw:end-glue-point="8" svg:d="M16240 6080l1905-1268" svg:viewBox="0 0 1906 1269">
          <text:p/>
        </draw:connector>
        <draw:connector draw:style-name="gr17" draw:text-style-name="P5" draw:layer="layout" draw:type="line" svg:x1="9.89cm" svg:y1="4.175cm" svg:x2="7.341cm" svg:y2="4.175cm" draw:start-shape="id57" draw:start-glue-point="6" draw:end-shape="id58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58" draw:start-glue-point="6" draw:end-shape="id59" draw:end-glue-point="10" svg:d="M6071 4175h-2531" svg:viewBox="0 0 2532 1">
          <text:p/>
        </draw:connector>
        <draw:custom-shape draw:style-name="gr1" draw:text-style-name="P10" xml:id="id60" draw:id="id60" draw:layer="layout" svg:width="1.27cm" svg:height="1.27cm" svg:x="13.691cm" svg:y="3.541cm">
          <text:p text:style-name="P9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60" draw:start-glue-point="6" draw:end-shape="id57" draw:end-glue-point="10" svg:d="M13691 4176l-2531-1" svg:viewBox="0 0 2532 2">
          <text:p/>
        </draw:connector>
        <draw:custom-shape draw:style-name="gr1" draw:text-style-name="P10" xml:id="id55" draw:id="id55" draw:layer="layout" svg:width="1.27cm" svg:height="1.27cm" svg:x="17.51cm" svg:y="3.542cm">
          <text:p text:style-name="P9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55" draw:start-glue-point="6" draw:end-shape="id60" draw:end-glue-point="10" svg:d="M17510 4177l-2549-1" svg:viewBox="0 0 2550 2">
          <text:p/>
        </draw:connector>
        <draw:custom-shape draw:style-name="gr1" draw:text-style-name="P10" xml:id="id62" draw:id="id62" draw:layer="layout" svg:width="1.27cm" svg:height="1.27cm" svg:x="21.32cm" svg:y="3.543cm">
          <text:p text:style-name="P9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1" draw:id="id61" draw:layer="layout" svg:width="2.54cm" svg:height="0.635cm" svg:x="22.59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3.86cm" svg:y1="6.08cm" svg:x2="21.955cm" svg:y2="4.813cm" draw:start-shape="id61" draw:start-glue-point="0" draw:end-shape="id62" draw:end-glue-point="8" svg:d="M23860 6080l-1905-1267" svg:viewBox="0 0 1906 1268">
          <text:p/>
        </draw:connector>
        <draw:connector draw:style-name="gr24" draw:text-style-name="P5" draw:layer="layout" draw:type="line" svg:x1="21.32cm" svg:y1="4.178cm" svg:x2="18.78cm" svg:y2="4.177cm" draw:start-shape="id62" draw:start-glue-point="6" draw:end-shape="id55" draw:end-glue-point="10" svg:d="M21320 4178l-2540-1" svg:viewBox="0 0 2541 2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" draw:text-style-name="P10" xml:id="id68" draw:id="id68" draw:layer="layout" svg:width="1.27cm" svg:height="1.27cm" svg:x="2.27cm" svg:y="3.54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67" draw:id="id67" draw:layer="layout" svg:width="1.27cm" svg:height="1.27cm" svg:x="6.071cm" svg:y="3.54cm">
          <text:p text:style-name="P9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66" draw:id="id66" draw:layer="layout" svg:width="1.27cm" svg:height="1.27cm" svg:x="9.89cm" svg:y="3.54cm">
          <text:p text:style-name="P9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3" draw:id="id63" draw:layer="layout" svg:width="1.524cm" svg:height="1.27cm" svg:x="17.38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145cm" svg:y1="2.27cm" svg:x2="18.145cm" svg:y2="3.542cm" draw:start-shape="id63" draw:start-glue-point="2" draw:end-shape="id64" draw:end-glue-point="4" svg:d="M18145 2270v1272" svg:viewBox="0 0 1 1273">
          <text:p/>
        </draw:connector>
        <draw:custom-shape draw:style-name="gr4" draw:text-style-name="P7" xml:id="id65" draw:id="id65" draw:layer="layout" svg:width="2.54cm" svg:height="0.635cm" svg:x="14.97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6.24cm" svg:y1="6.08cm" svg:x2="18.145cm" svg:y2="4.812cm" draw:start-shape="id65" draw:start-glue-point="0" draw:end-shape="id64" draw:end-glue-point="8" svg:d="M16240 6080l1905-1268" svg:viewBox="0 0 1906 1269">
          <text:p/>
        </draw:connector>
        <draw:connector draw:style-name="gr17" draw:text-style-name="P5" draw:layer="layout" draw:type="line" svg:x1="9.89cm" svg:y1="4.175cm" svg:x2="7.341cm" svg:y2="4.175cm" draw:start-shape="id66" draw:start-glue-point="6" draw:end-shape="id67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67" draw:start-glue-point="6" draw:end-shape="id68" draw:end-glue-point="10" svg:d="M6071 4175h-2531" svg:viewBox="0 0 2532 1">
          <text:p/>
        </draw:connector>
        <draw:custom-shape draw:style-name="gr1" draw:text-style-name="P10" xml:id="id69" draw:id="id69" draw:layer="layout" svg:width="1.27cm" svg:height="1.27cm" svg:x="13.691cm" svg:y="3.541cm">
          <text:p text:style-name="P9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69" draw:start-glue-point="6" draw:end-shape="id66" draw:end-glue-point="10" svg:d="M13691 4176l-2531-1" svg:viewBox="0 0 2532 2">
          <text:p/>
        </draw:connector>
        <draw:custom-shape draw:style-name="gr1" draw:text-style-name="P10" xml:id="id64" draw:id="id64" draw:layer="layout" svg:width="1.27cm" svg:height="1.27cm" svg:x="17.51cm" svg:y="3.542cm">
          <text:p text:style-name="P9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64" draw:start-glue-point="6" draw:end-shape="id69" draw:end-glue-point="10" svg:d="M17510 4177l-2549-1" svg:viewBox="0 0 2550 2">
          <text:p/>
        </draw:connector>
        <draw:custom-shape draw:style-name="gr1" draw:text-style-name="P10" xml:id="id71" draw:id="id71" draw:layer="layout" svg:width="1.27cm" svg:height="1.27cm" svg:x="21.32cm" svg:y="3.543cm">
          <text:p text:style-name="P9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0" draw:id="id70" draw:layer="layout" svg:width="2.54cm" svg:height="0.635cm" svg:x="22.59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3.86cm" svg:y1="6.08cm" svg:x2="21.955cm" svg:y2="4.813cm" draw:start-shape="id70" draw:start-glue-point="0" draw:end-shape="id71" draw:end-glue-point="8" svg:d="M23860 6080l-1905-1267" svg:viewBox="0 0 1906 1268">
          <text:p/>
        </draw:connector>
        <draw:connector draw:style-name="gr24" draw:text-style-name="P5" draw:layer="layout" draw:type="line" svg:x1="21.32cm" svg:y1="4.178cm" svg:x2="18.78cm" svg:y2="4.177cm" draw:start-shape="id71" draw:start-glue-point="6" draw:end-shape="id64" draw:end-glue-point="10" svg:d="M21320 4178l-2540-1" svg:viewBox="0 0 2541 2">
          <text:p/>
        </draw:connector>
        <draw:custom-shape draw:style-name="gr4" draw:text-style-name="P7" xml:id="id72" draw:id="id72" draw:layer="layout" svg:width="2.54cm" svg:height="0.635cm" svg:x="18.78cm" svg:y="6.08cm">
          <text:p text:style-name="P6"><text:span text:style-name="T3">Feature2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line" svg:x1="20.05cm" svg:y1="6.08cm" svg:x2="18.145cm" svg:y2="4.812cm" draw:start-shape="id72" draw:start-glue-point="0" draw:end-shape="id64" draw:end-glue-point="8" svg:d="M20050 6080l-1905-1268" svg:viewBox="0 0 1906 1269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" draw:text-style-name="P2" xml:id="id79" draw:id="id79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8" draw:id="id78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7" draw:id="id77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3" draw:id="id73" draw:layer="layout" svg:width="1.524cm" svg:height="1.27cm" svg:x="18.399cm" svg:y="7.35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9.923cm" svg:y1="7.985cm" svg:x2="21.321cm" svg:y2="7.985cm" draw:start-shape="id73" draw:start-glue-point="1" draw:end-shape="id74" draw:end-glue-point="6" svg:d="M19923 7985h1398" svg:viewBox="0 0 1399 1">
          <text:p/>
        </draw:connector>
        <draw:custom-shape draw:style-name="gr4" draw:text-style-name="P7" xml:id="id75" draw:id="id75" draw:layer="layout" svg:width="2.54cm" svg:height="0.635cm" svg:x="14.97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6.24cm" svg:y1="6.08cm" svg:x2="18.145cm" svg:y2="4.812cm" draw:start-shape="id75" draw:start-glue-point="0" draw:end-shape="id76" draw:end-glue-point="8" svg:d="M16240 6080l1905-1268" svg:viewBox="0 0 1906 1269">
          <text:p/>
        </draw:connector>
        <draw:connector draw:style-name="gr17" draw:text-style-name="P5" draw:layer="layout" draw:type="line" svg:x1="9.89cm" svg:y1="4.175cm" svg:x2="7.341cm" svg:y2="4.175cm" draw:start-shape="id77" draw:start-glue-point="6" draw:end-shape="id78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78" draw:start-glue-point="6" draw:end-shape="id79" draw:end-glue-point="10" svg:d="M6071 4175h-2531" svg:viewBox="0 0 2532 1">
          <text:p/>
        </draw:connector>
        <draw:custom-shape draw:style-name="gr1" draw:text-style-name="P2" xml:id="id80" draw:id="id80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80" draw:start-glue-point="6" draw:end-shape="id77" draw:end-glue-point="10" svg:d="M13691 4176l-2531-1" svg:viewBox="0 0 2532 2">
          <text:p/>
        </draw:connector>
        <draw:custom-shape draw:style-name="gr4" draw:text-style-name="P7" xml:id="id81" draw:id="id81" draw:layer="layout" svg:width="2.54cm" svg:height="0.635cm" svg:x="20.685cm" svg:y="9.89cm">
          <text:p text:style-name="P6"><text:span text:style-name="T3">feature2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1.955cm" svg:y1="9.89cm" svg:x2="21.956cm" svg:y2="8.62cm" draw:start-shape="id81" draw:start-glue-point="0" draw:end-shape="id74" draw:end-glue-point="8" svg:d="M21955 9890l1-1270" svg:viewBox="0 0 2 1271">
          <text:p/>
        </draw:connector>
        <draw:custom-shape draw:style-name="gr1" draw:text-style-name="P2" xml:id="id76" draw:id="id76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76" draw:start-glue-point="6" draw:end-shape="id80" draw:end-glue-point="10" svg:d="M17510 4177l-2549-1" svg:viewBox="0 0 2550 2">
          <text:p/>
        </draw:connector>
        <draw:custom-shape draw:style-name="gr1" draw:text-style-name="P2" xml:id="id83" draw:id="id83" draw:layer="layout" svg:width="1.27cm" svg:height="1.27cm" svg:x="21.32cm" svg:y="3.54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2" draw:id="id82" draw:layer="layout" svg:width="2.54cm" svg:height="0.635cm" svg:x="22.59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3.86cm" svg:y1="6.08cm" svg:x2="21.955cm" svg:y2="4.813cm" draw:start-shape="id82" draw:start-glue-point="0" draw:end-shape="id83" draw:end-glue-point="8" svg:d="M23860 6080l-1905-1267" svg:viewBox="0 0 1906 1268">
          <text:p/>
        </draw:connector>
        <draw:connector draw:style-name="gr24" draw:text-style-name="P5" draw:layer="layout" draw:type="line" svg:x1="21.32cm" svg:y1="4.178cm" svg:x2="18.78cm" svg:y2="4.177cm" draw:start-shape="id83" draw:start-glue-point="6" draw:end-shape="id76" draw:end-glue-point="10" svg:d="M21320 4178l-2540-1" svg:viewBox="0 0 2541 2">
          <text:p/>
        </draw:connector>
        <draw:custom-shape draw:style-name="gr1" draw:text-style-name="P2" xml:id="id74" draw:id="id74" draw:layer="layout" svg:width="1.27cm" svg:height="1.27cm" svg:x="21.321cm" svg:y="7.3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1.507cm" svg:y1="7.536cm" svg:x2="18.594cm" svg:y2="4.626cm" draw:start-shape="id74" draw:start-glue-point="5" draw:end-shape="id76" draw:end-glue-point="9" svg:d="M21507 7536l-2913-2910" svg:viewBox="0 0 2914 2911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" draw:text-style-name="P2" xml:id="id90" draw:id="id90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9" draw:id="id89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8" draw:id="id88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4" draw:id="id84" draw:layer="layout" svg:width="1.524cm" svg:height="1.27cm" svg:x="18.399cm" svg:y="7.35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9.923cm" svg:y1="7.985cm" svg:x2="21.321cm" svg:y2="7.985cm" draw:start-shape="id84" draw:start-glue-point="1" draw:end-shape="id85" draw:end-glue-point="6" svg:d="M19923 7985h1398" svg:viewBox="0 0 1399 1">
          <text:p/>
        </draw:connector>
        <draw:custom-shape draw:style-name="gr4" draw:text-style-name="P7" xml:id="id86" draw:id="id86" draw:layer="layout" svg:width="2.54cm" svg:height="0.635cm" svg:x="18.78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0.05cm" svg:y1="6.08cm" svg:x2="21.955cm" svg:y2="4.813cm" draw:start-shape="id86" draw:start-glue-point="0" draw:end-shape="id87" draw:end-glue-point="8" svg:d="M20050 6080l1905-1267" svg:viewBox="0 0 1906 1268">
          <text:p/>
        </draw:connector>
        <draw:connector draw:style-name="gr17" draw:text-style-name="P5" draw:layer="layout" draw:type="line" svg:x1="9.89cm" svg:y1="4.175cm" svg:x2="7.341cm" svg:y2="4.175cm" draw:start-shape="id88" draw:start-glue-point="6" draw:end-shape="id89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89" draw:start-glue-point="6" draw:end-shape="id90" draw:end-glue-point="10" svg:d="M6071 4175h-2531" svg:viewBox="0 0 2532 1">
          <text:p/>
        </draw:connector>
        <draw:custom-shape draw:style-name="gr1" draw:text-style-name="P2" xml:id="id91" draw:id="id91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91" draw:start-glue-point="6" draw:end-shape="id88" draw:end-glue-point="10" svg:d="M13691 4176l-2531-1" svg:viewBox="0 0 2532 2">
          <text:p/>
        </draw:connector>
        <draw:custom-shape draw:style-name="gr4" draw:text-style-name="P7" xml:id="id92" draw:id="id92" draw:layer="layout" svg:width="2.54cm" svg:height="0.635cm" svg:x="20.685cm" svg:y="9.89cm">
          <text:p text:style-name="P6"><text:span text:style-name="T3">feature2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1.955cm" svg:y1="9.89cm" svg:x2="21.956cm" svg:y2="8.62cm" draw:start-shape="id92" draw:start-glue-point="0" draw:end-shape="id85" draw:end-glue-point="8" svg:d="M21955 9890l1-1270" svg:viewBox="0 0 2 1271">
          <text:p/>
        </draw:connector>
        <draw:custom-shape draw:style-name="gr1" draw:text-style-name="P2" xml:id="id93" draw:id="id93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93" draw:start-glue-point="6" draw:end-shape="id91" draw:end-glue-point="10" svg:d="M17510 4177l-2549-1" svg:viewBox="0 0 2550 2">
          <text:p/>
        </draw:connector>
        <draw:custom-shape draw:style-name="gr1" draw:text-style-name="P2" xml:id="id87" draw:id="id87" draw:layer="layout" svg:width="1.27cm" svg:height="1.27cm" svg:x="21.32cm" svg:y="3.54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4" draw:id="id94" draw:layer="layout" svg:width="2.54cm" svg:height="0.635cm" svg:x="22.59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3.86cm" svg:y1="6.08cm" svg:x2="21.955cm" svg:y2="4.813cm" draw:start-shape="id94" draw:start-glue-point="0" draw:end-shape="id87" draw:end-glue-point="8" svg:d="M23860 6080l-1905-1267" svg:viewBox="0 0 1906 1268">
          <text:p/>
        </draw:connector>
        <draw:connector draw:style-name="gr24" draw:text-style-name="P5" draw:layer="layout" draw:type="line" svg:x1="21.32cm" svg:y1="4.178cm" svg:x2="18.78cm" svg:y2="4.177cm" draw:start-shape="id87" draw:start-glue-point="6" draw:end-shape="id93" draw:end-glue-point="10" svg:d="M21320 4178l-2540-1" svg:viewBox="0 0 2541 2">
          <text:p/>
        </draw:connector>
        <draw:custom-shape draw:style-name="gr1" draw:text-style-name="P2" xml:id="id85" draw:id="id85" draw:layer="layout" svg:width="1.27cm" svg:height="1.27cm" svg:x="21.321cm" svg:y="7.3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1.507cm" svg:y1="7.536cm" svg:x2="18.594cm" svg:y2="4.626cm" draw:start-shape="id85" draw:start-glue-point="5" draw:end-shape="id93" draw:end-glue-point="9" svg:d="M21507 7536l-2913-2910" svg:viewBox="0 0 2914 2911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" draw:text-style-name="P2" xml:id="id100" draw:id="id100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9" draw:id="id99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8" draw:id="id98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5" draw:id="id95" draw:layer="layout" svg:width="1.524cm" svg:height="1.27cm" svg:x="21.19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1.955cm" svg:y1="2.27cm" svg:x2="21.955cm" svg:y2="3.543cm" draw:start-shape="id95" draw:start-glue-point="2" draw:end-shape="id96" draw:end-glue-point="4" svg:d="M21955 2270v1273" svg:viewBox="0 0 1 1274">
          <text:p/>
        </draw:connector>
        <draw:custom-shape draw:style-name="gr4" draw:text-style-name="P7" xml:id="id97" draw:id="id97" draw:layer="layout" svg:width="2.54cm" svg:height="0.635cm" svg:x="18.78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0.05cm" svg:y1="6.08cm" svg:x2="21.955cm" svg:y2="4.813cm" draw:start-shape="id97" draw:start-glue-point="0" draw:end-shape="id96" draw:end-glue-point="8" svg:d="M20050 6080l1905-1267" svg:viewBox="0 0 1906 1268">
          <text:p/>
        </draw:connector>
        <draw:connector draw:style-name="gr17" draw:text-style-name="P5" draw:layer="layout" draw:type="line" svg:x1="9.89cm" svg:y1="4.175cm" svg:x2="7.341cm" svg:y2="4.175cm" draw:start-shape="id98" draw:start-glue-point="6" draw:end-shape="id99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99" draw:start-glue-point="6" draw:end-shape="id100" draw:end-glue-point="10" svg:d="M6071 4175h-2531" svg:viewBox="0 0 2532 1">
          <text:p/>
        </draw:connector>
        <draw:custom-shape draw:style-name="gr1" draw:text-style-name="P2" xml:id="id101" draw:id="id101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101" draw:start-glue-point="6" draw:end-shape="id98" draw:end-glue-point="10" svg:d="M13691 4176l-2531-1" svg:viewBox="0 0 2532 2">
          <text:p/>
        </draw:connector>
        <draw:custom-shape draw:style-name="gr4" draw:text-style-name="P7" xml:id="id102" draw:id="id102" draw:layer="layout" svg:width="2.54cm" svg:height="0.635cm" svg:x="20.685cm" svg:y="9.89cm">
          <text:p text:style-name="P6"><text:span text:style-name="T3">feature2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1.955cm" svg:y1="9.89cm" svg:x2="21.956cm" svg:y2="8.62cm" draw:start-shape="id102" draw:start-glue-point="0" draw:end-shape="id103" draw:end-glue-point="8" svg:d="M21955 9890l1-1270" svg:viewBox="0 0 2 1271">
          <text:p/>
        </draw:connector>
        <draw:custom-shape draw:style-name="gr1" draw:text-style-name="P2" xml:id="id104" draw:id="id104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104" draw:start-glue-point="6" draw:end-shape="id101" draw:end-glue-point="10" svg:d="M17510 4177l-2549-1" svg:viewBox="0 0 2550 2">
          <text:p/>
        </draw:connector>
        <draw:custom-shape draw:style-name="gr1" draw:text-style-name="P2" xml:id="id96" draw:id="id96" draw:layer="layout" svg:width="1.27cm" svg:height="1.27cm" svg:x="21.32cm" svg:y="3.54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05" draw:id="id105" draw:layer="layout" svg:width="2.54cm" svg:height="0.635cm" svg:x="22.59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3.86cm" svg:y1="6.08cm" svg:x2="21.955cm" svg:y2="4.813cm" draw:start-shape="id105" draw:start-glue-point="0" draw:end-shape="id96" draw:end-glue-point="8" svg:d="M23860 6080l-1905-1267" svg:viewBox="0 0 1906 1268">
          <text:p/>
        </draw:connector>
        <draw:connector draw:style-name="gr24" draw:text-style-name="P5" draw:layer="layout" draw:type="line" svg:x1="21.32cm" svg:y1="4.178cm" svg:x2="18.78cm" svg:y2="4.177cm" draw:start-shape="id96" draw:start-glue-point="6" draw:end-shape="id104" draw:end-glue-point="10" svg:d="M21320 4178l-2540-1" svg:viewBox="0 0 2541 2">
          <text:p/>
        </draw:connector>
        <draw:custom-shape draw:style-name="gr1" draw:text-style-name="P2" xml:id="id103" draw:id="id103" draw:layer="layout" svg:width="1.27cm" svg:height="1.27cm" svg:x="21.321cm" svg:y="7.3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1.507cm" svg:y1="7.536cm" svg:x2="18.594cm" svg:y2="4.626cm" draw:start-shape="id103" draw:start-glue-point="5" draw:end-shape="id104" draw:end-glue-point="9" svg:d="M21507 7536l-2913-2910" svg:viewBox="0 0 2914 2911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" draw:text-style-name="P2" xml:id="id111" draw:id="id111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0" draw:id="id110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9" draw:id="id109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6" draw:id="id106" draw:layer="layout" svg:width="1.524cm" svg:height="1.27cm" svg:x="25.003cm" svg:y="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765cm" svg:y1="2.27cm" svg:x2="25.765cm" svg:y2="3.544cm" draw:start-shape="id106" draw:start-glue-point="2" draw:end-shape="id107" draw:end-glue-point="4" svg:d="M25765 2270v1274" svg:viewBox="0 0 1 1275">
          <text:p/>
        </draw:connector>
        <draw:custom-shape draw:style-name="gr4" draw:text-style-name="P7" xml:id="id108" draw:id="id108" draw:layer="layout" svg:width="2.54cm" svg:height="0.635cm" svg:x="24.495cm" svg:y="6.08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5.765cm" svg:y1="6.08cm" svg:x2="25.765cm" svg:y2="4.814cm" draw:start-shape="id108" draw:start-glue-point="0" draw:end-shape="id107" svg:d="M25765 6080v-1266" svg:viewBox="0 0 1 1267">
          <text:p/>
        </draw:connector>
        <draw:connector draw:style-name="gr17" draw:text-style-name="P5" draw:layer="layout" draw:type="line" svg:x1="9.89cm" svg:y1="4.175cm" svg:x2="7.341cm" svg:y2="4.175cm" draw:start-shape="id109" draw:start-glue-point="6" draw:end-shape="id110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110" draw:start-glue-point="6" draw:end-shape="id111" draw:end-glue-point="10" svg:d="M6071 4175h-2531" svg:viewBox="0 0 2532 1">
          <text:p/>
        </draw:connector>
        <draw:custom-shape draw:style-name="gr1" draw:text-style-name="P2" xml:id="id112" draw:id="id112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112" draw:start-glue-point="6" draw:end-shape="id109" draw:end-glue-point="10" svg:d="M13691 4176l-2531-1" svg:viewBox="0 0 2532 2">
          <text:p/>
        </draw:connector>
        <draw:custom-shape draw:style-name="gr4" draw:text-style-name="P7" xml:id="id113" draw:id="id113" draw:layer="layout" svg:width="2.54cm" svg:height="0.635cm" svg:x="20.685cm" svg:y="9.89cm">
          <text:p text:style-name="P6"><text:span text:style-name="T3">feature2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1.955cm" svg:y1="9.89cm" svg:x2="21.956cm" svg:y2="8.62cm" draw:start-shape="id113" draw:start-glue-point="0" draw:end-shape="id114" draw:end-glue-point="8" svg:d="M21955 9890l1-1270" svg:viewBox="0 0 2 1271">
          <text:p/>
        </draw:connector>
        <draw:custom-shape draw:style-name="gr1" draw:text-style-name="P2" xml:id="id115" draw:id="id115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115" draw:start-glue-point="6" draw:end-shape="id112" draw:end-glue-point="10" svg:d="M17510 4177l-2549-1" svg:viewBox="0 0 2550 2">
          <text:p/>
        </draw:connector>
        <draw:custom-shape draw:style-name="gr1" draw:text-style-name="P2" xml:id="id117" draw:id="id117" draw:layer="layout" svg:width="1.27cm" svg:height="1.27cm" svg:x="21.32cm" svg:y="3.54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16" draw:id="id116" draw:layer="layout" svg:width="2.54cm" svg:height="0.635cm" svg:x="20.685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1.955cm" svg:y1="6.08cm" svg:x2="21.955cm" svg:y2="4.813cm" draw:start-shape="id116" draw:start-glue-point="0" draw:end-shape="id117" draw:end-glue-point="8" svg:d="M21955 6080v-1267" svg:viewBox="0 0 1 1268">
          <text:p/>
        </draw:connector>
        <draw:connector draw:style-name="gr24" draw:text-style-name="P5" draw:layer="layout" draw:type="line" svg:x1="21.32cm" svg:y1="4.178cm" svg:x2="18.78cm" svg:y2="4.177cm" draw:start-shape="id117" draw:start-glue-point="6" draw:end-shape="id115" draw:end-glue-point="10" svg:d="M21320 4178l-2540-1" svg:viewBox="0 0 2541 2">
          <text:p/>
        </draw:connector>
        <draw:custom-shape draw:style-name="gr1" draw:text-style-name="P2" xml:id="id114" draw:id="id114" draw:layer="layout" svg:width="1.27cm" svg:height="1.27cm" svg:x="21.321cm" svg:y="7.3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1.507cm" svg:y1="7.536cm" svg:x2="18.594cm" svg:y2="4.626cm" draw:start-shape="id114" draw:start-glue-point="5" draw:end-shape="id115" draw:end-glue-point="9" svg:d="M21507 7536l-2913-2910" svg:viewBox="0 0 2914 2911">
          <text:p/>
        </draw:connector>
        <draw:custom-shape draw:style-name="gr27" draw:text-style-name="P11" xml:id="id107" draw:id="id107" draw:layer="layout" svg:width="1.27cm" svg:height="1.27cm" svg:x="25.13cm" svg:y="3.544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line" svg:x1="25.13cm" svg:y1="4.179cm" svg:x2="22.59cm" svg:y2="4.178cm" draw:start-shape="id107" draw:start-glue-point="6" draw:end-shape="id117" draw:end-glue-point="10" svg:d="M25130 4179l-2540-1" svg:viewBox="0 0 2541 2">
          <text:p/>
        </draw:connector>
        <draw:connector draw:style-name="gr29" draw:text-style-name="P5" draw:layer="layout" draw:type="line" svg:x1="25.316cm" svg:y1="4.628cm" svg:x2="22.405cm" svg:y2="7.536cm" draw:start-shape="id107" draw:start-glue-point="7" draw:end-shape="id114" draw:end-glue-point="11" svg:d="M25316 4628l-2911 2908" svg:viewBox="0 0 2912 2909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1" draw:text-style-name="P2" xml:id="id124" draw:id="id124" draw:layer="layout" svg:width="1.27cm" svg:height="1.27cm" svg:x="2.2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3" draw:id="id123" draw:layer="layout" svg:width="1.27cm" svg:height="1.27cm" svg:x="6.071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2" draw:id="id122" draw:layer="layout" svg:width="1.27cm" svg:height="1.27cm" svg:x="9.89cm" svg:y="3.5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8" draw:id="id118" draw:layer="layout" svg:width="1.524cm" svg:height="1.27cm" svg:x="13.573cm" svg:y="1cm">
          <text:p text:style-name="P3"><text:span text:style-name="T2">H</text:span><text:span text:style-name="T2">E</text:span><text:span text:style-name="T2">A</text:span><text:span text:style-name="T2">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4.335cm" svg:y1="2.27cm" svg:x2="14.326cm" svg:y2="3.541cm" draw:start-shape="id118" draw:start-glue-point="2" draw:end-shape="id119" draw:end-glue-point="4" svg:d="M14335 2270l-9 1271" svg:viewBox="0 0 10 1272">
          <text:p/>
        </draw:connector>
        <draw:custom-shape draw:style-name="gr4" draw:text-style-name="P7" xml:id="id120" draw:id="id120" draw:layer="layout" svg:width="2.54cm" svg:height="0.635cm" svg:x="24.495cm" svg:y="6.08cm">
          <text:p text:style-name="P6"><text:span text:style-name="T3">m</text:span><text:span text:style-name="T3">as</text:span><text:span text:style-name="T3">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5.765cm" svg:y1="6.08cm" svg:x2="25.765cm" svg:y2="4.814cm" draw:start-shape="id120" draw:start-glue-point="0" draw:end-shape="id121" svg:d="M25765 6080v-1266" svg:viewBox="0 0 1 1267">
          <text:p/>
        </draw:connector>
        <draw:connector draw:style-name="gr17" draw:text-style-name="P5" draw:layer="layout" draw:type="line" svg:x1="9.89cm" svg:y1="4.175cm" svg:x2="7.341cm" svg:y2="4.175cm" draw:start-shape="id122" draw:start-glue-point="6" draw:end-shape="id123" draw:end-glue-point="10" svg:d="M9890 4175h-2549" svg:viewBox="0 0 2550 1">
          <text:p/>
        </draw:connector>
        <draw:connector draw:style-name="gr18" draw:text-style-name="P5" draw:layer="layout" draw:type="line" svg:x1="6.071cm" svg:y1="4.175cm" svg:x2="3.54cm" svg:y2="4.175cm" draw:start-shape="id123" draw:start-glue-point="6" draw:end-shape="id124" draw:end-glue-point="10" svg:d="M6071 4175h-2531" svg:viewBox="0 0 2532 1">
          <text:p/>
        </draw:connector>
        <draw:custom-shape draw:style-name="gr1" draw:text-style-name="P2" xml:id="id119" draw:id="id119" draw:layer="layout" svg:width="1.27cm" svg:height="1.27cm" svg:x="13.691cm" svg:y="3.5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13.691cm" svg:y1="4.176cm" svg:x2="11.16cm" svg:y2="4.175cm" draw:start-shape="id119" draw:start-glue-point="6" draw:end-shape="id122" draw:end-glue-point="10" svg:d="M13691 4176l-2531-1" svg:viewBox="0 0 2532 2">
          <text:p/>
        </draw:connector>
        <draw:custom-shape draw:style-name="gr4" draw:text-style-name="P7" xml:id="id125" draw:id="id125" draw:layer="layout" svg:width="2.54cm" svg:height="0.635cm" svg:x="20.685cm" svg:y="9.89cm">
          <text:p text:style-name="P6"><text:span text:style-name="T3">feature2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1.955cm" svg:y1="9.89cm" svg:x2="21.956cm" svg:y2="8.62cm" draw:start-shape="id125" draw:start-glue-point="0" draw:end-shape="id126" draw:end-glue-point="8" svg:d="M21955 9890l1-1270" svg:viewBox="0 0 2 1271">
          <text:p/>
        </draw:connector>
        <draw:custom-shape draw:style-name="gr1" draw:text-style-name="P2" xml:id="id127" draw:id="id127" draw:layer="layout" svg:width="1.27cm" svg:height="1.27cm" svg:x="17.51cm" svg:y="3.54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line" svg:x1="17.51cm" svg:y1="4.177cm" svg:x2="14.961cm" svg:y2="4.176cm" draw:start-shape="id127" draw:start-glue-point="6" draw:end-shape="id119" draw:end-glue-point="10" svg:d="M17510 4177l-2549-1" svg:viewBox="0 0 2550 2">
          <text:p/>
        </draw:connector>
        <draw:custom-shape draw:style-name="gr1" draw:text-style-name="P2" xml:id="id129" draw:id="id129" draw:layer="layout" svg:width="1.27cm" svg:height="1.27cm" svg:x="21.32cm" svg:y="3.54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28" draw:id="id128" draw:layer="layout" svg:width="2.54cm" svg:height="0.635cm" svg:x="20.685cm" svg:y="6.08cm">
          <text:p text:style-name="P6"><text:span text:style-name="T3">feature1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21.955cm" svg:y1="6.08cm" svg:x2="21.955cm" svg:y2="4.813cm" draw:start-shape="id128" draw:start-glue-point="0" draw:end-shape="id129" draw:end-glue-point="8" svg:d="M21955 6080v-1267" svg:viewBox="0 0 1 1268">
          <text:p/>
        </draw:connector>
        <draw:connector draw:style-name="gr24" draw:text-style-name="P5" draw:layer="layout" draw:type="line" svg:x1="21.32cm" svg:y1="4.178cm" svg:x2="18.78cm" svg:y2="4.177cm" draw:start-shape="id129" draw:start-glue-point="6" draw:end-shape="id127" draw:end-glue-point="10" svg:d="M21320 4178l-2540-1" svg:viewBox="0 0 2541 2">
          <text:p/>
        </draw:connector>
        <draw:custom-shape draw:style-name="gr1" draw:text-style-name="P2" xml:id="id126" draw:id="id126" draw:layer="layout" svg:width="1.27cm" svg:height="1.27cm" svg:x="21.321cm" svg:y="7.3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1.507cm" svg:y1="7.536cm" svg:x2="18.594cm" svg:y2="4.626cm" draw:start-shape="id126" draw:start-glue-point="5" draw:end-shape="id127" draw:end-glue-point="9" svg:d="M21507 7536l-2913-2910" svg:viewBox="0 0 2914 2911">
          <text:p/>
        </draw:connector>
        <draw:custom-shape draw:style-name="gr27" draw:text-style-name="P11" xml:id="id121" draw:id="id121" draw:layer="layout" svg:width="1.27cm" svg:height="1.27cm" svg:x="25.13cm" svg:y="3.544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line" svg:x1="25.13cm" svg:y1="4.179cm" svg:x2="22.59cm" svg:y2="4.178cm" draw:start-shape="id121" draw:start-glue-point="6" draw:end-shape="id129" draw:end-glue-point="10" svg:d="M25130 4179l-2540-1" svg:viewBox="0 0 2541 2">
          <text:p/>
        </draw:connector>
        <draw:connector draw:style-name="gr29" draw:text-style-name="P5" draw:layer="layout" draw:type="line" svg:x1="25.316cm" svg:y1="4.628cm" svg:x2="22.405cm" svg:y2="7.536cm" draw:start-shape="id121" draw:start-glue-point="7" draw:end-shape="id126" draw:end-glue-point="11" svg:d="M25316 4628l-2911 2908" svg:viewBox="0 0 2912 2909">
          <text:p/>
        </draw:connector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4.765cm" svg:height="9.525cm" svg:x="2.27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5T19:19:15.396305893</meta:creation-date>
    <dc:date>2024-01-26T18:31:02.624562848</dc:date>
    <meta:editing-duration>PT33M25S</meta:editing-duration>
    <meta:editing-cycles>10</meta:editing-cycles>
    <meta:generator>LibreOffice/7.3.7.2$Linux_X86_64 LibreOffice_project/30$Build-2</meta:generator>
    <meta:document-statistic meta:object-count="274"/>
  </office:meta>
</office:document-meta>
</file>